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036718726306625546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673029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686837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658171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12948417183022403" text:style-name="L2">
        <text:list-item>
          <text:list>
            <text:list-item>
              <text:p text:style-name="P41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513412777045671241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263803010887443055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19739258225977732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81837056996391617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817265243010583400" text:style-name="L7">
        <text:list-item>
          <text:list>
            <text:list-header>
              <text:p text:style-name="P47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4571411263022421873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5T12:46:24.05</dc:date>
    <dc:creator>James  Lombardi</dc:creator>
    <meta:editing-duration>P7DT17H42M1S</meta:editing-duration>
    <meta:editing-cycles>695</meta:editing-cycles>
    <meta:generator>OpenOffice/4.1.2$Win32 OpenOffice.org_project/412m3$Build-9782</meta:generator>
    <meta:document-statistic meta:table-count="0" meta:image-count="0" meta:object-count="0" meta:page-count="21" meta:paragraph-count="563" meta:word-count="7319" meta:character-count="36482"/>
  </office:meta>
</office:document-meta>
</file>